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9104" calcext:value-type="float">
            <text:p>102.5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3488" calcext:value-type="float">
            <text:p>102.5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5784" calcext:value-type="float">
            <text:p>102.6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6536" calcext:value-type="float">
            <text:p>102.5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7392" calcext:value-type="float">
            <text:p>102.5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3968" calcext:value-type="float">
            <text:p>102.6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8728" calcext:value-type="float">
            <text:p>102.5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2632" calcext:value-type="float">
            <text:p>102.5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3112" calcext:value-type="float">
            <text:p>102.6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4448" calcext:value-type="float">
            <text:p>102.6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9688" calcext:value-type="float">
            <text:p>102.6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5304" calcext:value-type="float">
            <text:p>102.6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8456" calcext:value-type="float">
            <text:p>102.7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8352" calcext:value-type="float">
            <text:p>102.6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2256" calcext:value-type="float">
            <text:p>102.6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9208" calcext:value-type="float">
            <text:p>102.6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188" calcext:value-type="float">
            <text:p>102.6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2736" calcext:value-type="float">
            <text:p>102.6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5304" calcext:value-type="float">
            <text:p>102.6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2736" calcext:value-type="float">
            <text:p>102.6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0648" calcext:value-type="float">
            <text:p>102.7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808" calcext:value-type="float">
            <text:p>102.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5032" calcext:value-type="float">
            <text:p>102.7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0168" calcext:value-type="float">
            <text:p>102.6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0168" calcext:value-type="float">
            <text:p>102.6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5888" calcext:value-type="float">
            <text:p>102.7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1128" calcext:value-type="float">
            <text:p>102.7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9792" calcext:value-type="float">
            <text:p>102.7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0648" calcext:value-type="float">
            <text:p>102.7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0648" calcext:value-type="float">
            <text:p>102.7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6264" calcext:value-type="float">
            <text:p>102.6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9688" calcext:value-type="float">
            <text:p>102.6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14" calcext:value-type="float">
            <text:p>102.6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1024" calcext:value-type="float">
            <text:p>102.6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3592" calcext:value-type="float">
            <text:p>102.6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3488" calcext:value-type="float">
            <text:p>102.5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044" calcext:value-type="float">
            <text:p>102.5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0064" calcext:value-type="float">
            <text:p>102.6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2256" calcext:value-type="float">
            <text:p>102.6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5304" calcext:value-type="float">
            <text:p>102.6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8352" calcext:value-type="float">
            <text:p>102.6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4928" calcext:value-type="float">
            <text:p>102.6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5784" calcext:value-type="float">
            <text:p>102.6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4448" calcext:value-type="float">
            <text:p>102.6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7496" calcext:value-type="float">
            <text:p>102.6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4928" calcext:value-type="float">
            <text:p>102.6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9312" calcext:value-type="float">
            <text:p>102.6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1024" calcext:value-type="float">
            <text:p>102.6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188" calcext:value-type="float">
            <text:p>102.6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1024" calcext:value-type="float">
            <text:p>102.6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5408" calcext:value-type="float">
            <text:p>102.7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5784" calcext:value-type="float">
            <text:p>102.6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1776" calcext:value-type="float">
            <text:p>102.6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6536" calcext:value-type="float">
            <text:p>102.5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568" calcext:value-type="float">
            <text:p>102.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044" calcext:value-type="float">
            <text:p>102.5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7392" calcext:value-type="float">
            <text:p>102.5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7768" calcext:value-type="float">
            <text:p>102.5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5952" calcext:value-type="float">
            <text:p>102.4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1568" calcext:value-type="float">
            <text:p>102.4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7184" calcext:value-type="float">
            <text:p>102.4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2424" calcext:value-type="float">
            <text:p>102.4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1568" calcext:value-type="float">
            <text:p>102.4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328" calcext:value-type="float">
            <text:p>102.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328" calcext:value-type="float">
            <text:p>102.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2424" calcext:value-type="float">
            <text:p>102.4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0232" calcext:value-type="float">
            <text:p>102.4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4136" calcext:value-type="float">
            <text:p>102.4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6328" calcext:value-type="float">
            <text:p>102.4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852" calcext:value-type="float">
            <text:p>102.4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1088" calcext:value-type="float">
            <text:p>102.4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9752" calcext:value-type="float">
            <text:p>102.4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1464" calcext:value-type="float">
            <text:p>102.3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5744" calcext:value-type="float">
            <text:p>102.3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3072" calcext:value-type="float">
            <text:p>102.3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1736" calcext:value-type="float">
            <text:p>102.2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4784" calcext:value-type="float">
            <text:p>102.2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564" calcext:value-type="float">
            <text:p>102.2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7832" calcext:value-type="float">
            <text:p>102.2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0024" calcext:value-type="float">
            <text:p>102.3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2696" calcext:value-type="float">
            <text:p>102.3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5368" calcext:value-type="float">
            <text:p>102.3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1464" calcext:value-type="float">
            <text:p>102.3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4032" calcext:value-type="float">
            <text:p>102.3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4032" calcext:value-type="float">
            <text:p>102.3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4992" calcext:value-type="float">
            <text:p>102.4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1568" calcext:value-type="float">
            <text:p>102.4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2424" calcext:value-type="float">
            <text:p>102.4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2424" calcext:value-type="float">
            <text:p>102.4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9" calcext:value-type="float">
            <text:p>102.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6432" calcext:value-type="float">
            <text:p>102.5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72" calcext:value-type="float">
            <text:p>102.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8624" calcext:value-type="float">
            <text:p>102.5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2528" calcext:value-type="float">
            <text:p>102.5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9104" calcext:value-type="float">
            <text:p>102.5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1776" calcext:value-type="float">
            <text:p>102.6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7016" calcext:value-type="float">
            <text:p>102.6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7-21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5784" calcext:value-type="float">
            <text:p>102.6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2088" calcext:value-type="float">
            <text:p>102.8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5616" calcext:value-type="float">
            <text:p>102.8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1232" calcext:value-type="float">
            <text:p>102.8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8184" calcext:value-type="float">
            <text:p>102.8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0376" calcext:value-type="float">
            <text:p>102.8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5616" calcext:value-type="float">
            <text:p>102.8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3048" calcext:value-type="float">
            <text:p>102.8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952" calcext:value-type="float">
            <text:p>102.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7808" calcext:value-type="float">
            <text:p>102.8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1336" calcext:value-type="float">
            <text:p>102.8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524" calcext:value-type="float">
            <text:p>102.8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7808" calcext:value-type="float">
            <text:p>102.8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8288" calcext:value-type="float">
            <text:p>102.8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572" calcext:value-type="float">
            <text:p>102.9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9248" calcext:value-type="float">
            <text:p>102.9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9624" calcext:value-type="float">
            <text:p>102.9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668" calcext:value-type="float">
            <text:p>102.9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6304" calcext:value-type="float">
            <text:p>103.0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668" calcext:value-type="float">
            <text:p>102.9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9352" calcext:value-type="float">
            <text:p>103.0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6304" calcext:value-type="float">
            <text:p>103.0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0208" calcext:value-type="float">
            <text:p>103.0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0208" calcext:value-type="float">
            <text:p>103.0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8016" calcext:value-type="float">
            <text:p>102.9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192" calcext:value-type="float">
            <text:p>102.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7912" calcext:value-type="float">
            <text:p>102.9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7912" calcext:value-type="float">
            <text:p>102.9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5824" calcext:value-type="float">
            <text:p>102.9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1816" calcext:value-type="float">
            <text:p>102.9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4488" calcext:value-type="float">
            <text:p>102.9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3528" calcext:value-type="float">
            <text:p>102.9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2672" calcext:value-type="float">
            <text:p>102.9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572" calcext:value-type="float">
            <text:p>102.9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7056" calcext:value-type="float">
            <text:p>102.9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8768" calcext:value-type="float">
            <text:p>102.9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7432" calcext:value-type="float">
            <text:p>102.8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1712" calcext:value-type="float">
            <text:p>102.8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7808" calcext:value-type="float">
            <text:p>102.8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3048" calcext:value-type="float">
            <text:p>102.8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6576" calcext:value-type="float">
            <text:p>102.9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6472" calcext:value-type="float">
            <text:p>102.8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2088" calcext:value-type="float">
            <text:p>102.8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8184" calcext:value-type="float">
            <text:p>102.8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5136" calcext:value-type="float">
            <text:p>102.8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3904" calcext:value-type="float">
            <text:p>102.8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7912" calcext:value-type="float">
            <text:p>102.9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668" calcext:value-type="float">
            <text:p>102.9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4112" calcext:value-type="float">
            <text:p>103.0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3152" calcext:value-type="float">
            <text:p>102.9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6576" calcext:value-type="float">
            <text:p>102.9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524" calcext:value-type="float">
            <text:p>102.8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9728" calcext:value-type="float">
            <text:p>102.9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3152" calcext:value-type="float">
            <text:p>102.9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2192" calcext:value-type="float">
            <text:p>102.8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3152" calcext:value-type="float">
            <text:p>102.9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9728" calcext:value-type="float">
            <text:p>102.9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3632" calcext:value-type="float">
            <text:p>102.9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2776" calcext:value-type="float">
            <text:p>102.9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4488" calcext:value-type="float">
            <text:p>102.9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572" calcext:value-type="float">
            <text:p>102.9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524" calcext:value-type="float">
            <text:p>102.8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2672" calcext:value-type="float">
            <text:p>102.9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3528" calcext:value-type="float">
            <text:p>102.9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1232" calcext:value-type="float">
            <text:p>102.8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8664" calcext:value-type="float">
            <text:p>102.8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6952" calcext:value-type="float">
            <text:p>102.8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0856" calcext:value-type="float">
            <text:p>102.8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904" calcext:value-type="float">
            <text:p>102.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5136" calcext:value-type="float">
            <text:p>102.8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6472" calcext:value-type="float">
            <text:p>102.8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8664" calcext:value-type="float">
            <text:p>102.8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2944" calcext:value-type="float">
            <text:p>102.8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6096" calcext:value-type="float">
            <text:p>102.8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5616" calcext:value-type="float">
            <text:p>102.8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9144" calcext:value-type="float">
            <text:p>102.8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7328" calcext:value-type="float">
            <text:p>102.8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6744" calcext:value-type="float">
            <text:p>102.7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0544" calcext:value-type="float">
            <text:p>102.6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7016" calcext:value-type="float">
            <text:p>102.6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14" calcext:value-type="float">
            <text:p>102.6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568" calcext:value-type="float">
            <text:p>102.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8248" calcext:value-type="float">
            <text:p>102.5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8624" calcext:value-type="float">
            <text:p>102.5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5576" calcext:value-type="float">
            <text:p>102.5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6912" calcext:value-type="float">
            <text:p>102.5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6808" calcext:value-type="float">
            <text:p>102.4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1192" calcext:value-type="float">
            <text:p>102.5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7184" calcext:value-type="float">
            <text:p>102.4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328" calcext:value-type="float">
            <text:p>102.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424" calcext:value-type="float">
            <text:p>102.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0608" calcext:value-type="float">
            <text:p>102.4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5096" calcext:value-type="float">
            <text:p>102.4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948" calcext:value-type="float">
            <text:p>102.5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5472" calcext:value-type="float">
            <text:p>102.4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1464" calcext:value-type="float">
            <text:p>102.3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756" calcext:value-type="float">
            <text:p>102.3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2424" calcext:value-type="float">
            <text:p>102.4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708" calcext:value-type="float">
            <text:p>102.3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3176" calcext:value-type="float">
            <text:p>102.3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9" calcext:value-type="float">
            <text:p>102.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2424" calcext:value-type="float">
            <text:p>102.4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66" calcext:value-type="float">
            <text:p>102.3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6328" calcext:value-type="float">
            <text:p>102.4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6704" calcext:value-type="float">
            <text:p>102.4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9272" calcext:value-type="float">
            <text:p>102.3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9752" calcext:value-type="float">
            <text:p>102.4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756" calcext:value-type="float">
            <text:p>102.3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6224" calcext:value-type="float">
            <text:p>102.3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9" calcext:value-type="float">
            <text:p>102.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3656" calcext:value-type="float">
            <text:p>102.4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5744" calcext:value-type="float">
            <text:p>102.3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4888" calcext:value-type="float">
            <text:p>102.3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5744" calcext:value-type="float">
            <text:p>102.3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5368" calcext:value-type="float">
            <text:p>102.3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996" calcext:value-type="float">
            <text:p>102.5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3008" calcext:value-type="float">
            <text:p>102.5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184" calcext:value-type="float">
            <text:p>102.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7184" calcext:value-type="float">
            <text:p>102.4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8896" calcext:value-type="float">
            <text:p>102.4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756" calcext:value-type="float">
            <text:p>102.3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948" calcext:value-type="float">
            <text:p>102.5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9272" calcext:value-type="float">
            <text:p>102.3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11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1192" calcext:value-type="float">
            <text:p>102.5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8792" calcext:value-type="float">
            <text:p>102.3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4032" calcext:value-type="float">
            <text:p>102.3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2216" calcext:value-type="float">
            <text:p>102.3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7728" calcext:value-type="float">
            <text:p>102.2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1256" calcext:value-type="float">
            <text:p>102.2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6016" calcext:value-type="float">
            <text:p>102.2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9064" calcext:value-type="float">
            <text:p>102.2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2592" calcext:value-type="float">
            <text:p>102.2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8584" calcext:value-type="float">
            <text:p>102.2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3824" calcext:value-type="float">
            <text:p>102.2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3928" calcext:value-type="float">
            <text:p>102.2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992" calcext:value-type="float">
            <text:p>102.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3928" calcext:value-type="float">
            <text:p>102.2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3072" calcext:value-type="float">
            <text:p>102.3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5744" calcext:value-type="float">
            <text:p>102.3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516" calcext:value-type="float">
            <text:p>102.2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0984" calcext:value-type="float">
            <text:p>102.3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2968" calcext:value-type="float">
            <text:p>102.2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8584" calcext:value-type="float">
            <text:p>102.2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5056" calcext:value-type="float">
            <text:p>102.1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1736" calcext:value-type="float">
            <text:p>102.2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6872" calcext:value-type="float">
            <text:p>102.2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0776" calcext:value-type="float">
            <text:p>102.2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6016" calcext:value-type="float">
            <text:p>102.2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7624" calcext:value-type="float">
            <text:p>102.1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4304" calcext:value-type="float">
            <text:p>102.2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7832" calcext:value-type="float">
            <text:p>102.2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4408" calcext:value-type="float">
            <text:p>102.3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04" calcext:value-type="float">
            <text:p>102.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8688" calcext:value-type="float">
            <text:p>102.2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6496" calcext:value-type="float">
            <text:p>102.2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3824" calcext:value-type="float">
            <text:p>102.2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2112" calcext:value-type="float">
            <text:p>102.2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2112" calcext:value-type="float">
            <text:p>102.2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516" calcext:value-type="float">
            <text:p>102.2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2968" calcext:value-type="float">
            <text:p>102.2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6392" calcext:value-type="float">
            <text:p>102.1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04" calcext:value-type="float">
            <text:p>102.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3824" calcext:value-type="float">
            <text:p>102.2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2488" calcext:value-type="float">
            <text:p>102.2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2864" calcext:value-type="float">
            <text:p>102.1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7936" calcext:value-type="float">
            <text:p>102.3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2112" calcext:value-type="float">
            <text:p>102.2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5744" calcext:value-type="float">
            <text:p>102.3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7352" calcext:value-type="float">
            <text:p>102.2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04" calcext:value-type="float">
            <text:p>102.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3448" calcext:value-type="float">
            <text:p>102.2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8792" calcext:value-type="float">
            <text:p>102.3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2216" calcext:value-type="float">
            <text:p>102.3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564" calcext:value-type="float">
            <text:p>102.2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5264" calcext:value-type="float">
            <text:p>102.3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7352" calcext:value-type="float">
            <text:p>102.2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1736" calcext:value-type="float">
            <text:p>102.2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0024" calcext:value-type="float">
            <text:p>102.3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4888" calcext:value-type="float">
            <text:p>102.3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6872" calcext:value-type="float">
            <text:p>102.2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4304" calcext:value-type="float">
            <text:p>102.2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4616" calcext:value-type="float">
            <text:p>102.4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804" calcext:value-type="float">
            <text:p>102.4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3552" calcext:value-type="float">
            <text:p>102.3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7664" calcext:value-type="float">
            <text:p>102.4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7664" calcext:value-type="float">
            <text:p>102.4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0504" calcext:value-type="float">
            <text:p>102.3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8312" calcext:value-type="float">
            <text:p>102.3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8792" calcext:value-type="float">
            <text:p>102.3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5848" calcext:value-type="float">
            <text:p>102.4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5744" calcext:value-type="float">
            <text:p>102.3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184" calcext:value-type="float">
            <text:p>102.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1568" calcext:value-type="float">
            <text:p>102.4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0984" calcext:value-type="float">
            <text:p>102.3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7936" calcext:value-type="float">
            <text:p>102.3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4032" calcext:value-type="float">
            <text:p>102.3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5848" calcext:value-type="float">
            <text:p>102.4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5096" calcext:value-type="float">
            <text:p>102.4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852" calcext:value-type="float">
            <text:p>102.4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3656" calcext:value-type="float">
            <text:p>102.4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8144" calcext:value-type="float">
            <text:p>102.4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9376" calcext:value-type="float">
            <text:p>102.4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9376" calcext:value-type="float">
            <text:p>102.4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852" calcext:value-type="float">
            <text:p>102.4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9104" calcext:value-type="float">
            <text:p>102.5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2528" calcext:value-type="float">
            <text:p>102.5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1192" calcext:value-type="float">
            <text:p>102.5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996" calcext:value-type="float">
            <text:p>102.5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2152" calcext:value-type="float">
            <text:p>102.5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3592" calcext:value-type="float">
            <text:p>102.6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6264" calcext:value-type="float">
            <text:p>102.6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4824" calcext:value-type="float">
            <text:p>102.6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044" calcext:value-type="float">
            <text:p>102.5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7016" calcext:value-type="float">
            <text:p>102.6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8248" calcext:value-type="float">
            <text:p>102.5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1024" calcext:value-type="float">
            <text:p>102.6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188" calcext:value-type="float">
            <text:p>102.6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188" calcext:value-type="float">
            <text:p>102.6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5304" calcext:value-type="float">
            <text:p>102.6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5304" calcext:value-type="float">
            <text:p>102.6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2256" calcext:value-type="float">
            <text:p>102.6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0544" calcext:value-type="float">
            <text:p>102.6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236" calcext:value-type="float">
            <text:p>102.7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0168" calcext:value-type="float">
            <text:p>102.6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14" calcext:value-type="float">
            <text:p>102.6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664" calcext:value-type="float">
            <text:p>102.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4928" calcext:value-type="float">
            <text:p>102.6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6264" calcext:value-type="float">
            <text:p>102.6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808" calcext:value-type="float">
            <text:p>102.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8184" calcext:value-type="float">
            <text:p>102.8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4656" calcext:value-type="float">
            <text:p>102.7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8456" calcext:value-type="float">
            <text:p>102.7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0168" calcext:value-type="float">
            <text:p>102.6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7872" calcext:value-type="float">
            <text:p>102.6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0064" calcext:value-type="float">
            <text:p>102.6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7496" calcext:value-type="float">
            <text:p>102.6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2256" calcext:value-type="float">
            <text:p>102.6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3968" calcext:value-type="float">
            <text:p>102.6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568" calcext:value-type="float">
            <text:p>102.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4824" calcext:value-type="float">
            <text:p>102.6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9688" calcext:value-type="float">
            <text:p>102.6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9584" calcext:value-type="float">
            <text:p>102.5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8352" calcext:value-type="float">
            <text:p>102.6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9104" calcext:value-type="float">
            <text:p>102.5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72" calcext:value-type="float">
            <text:p>102.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5576" calcext:value-type="float">
            <text:p>102.5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8248" calcext:value-type="float">
            <text:p>102.5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8728" calcext:value-type="float">
            <text:p>102.5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8248" calcext:value-type="float">
            <text:p>102.5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7392" calcext:value-type="float">
            <text:p>102.5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14" calcext:value-type="float">
            <text:p>102.6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0064" calcext:value-type="float">
            <text:p>102.6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4552" calcext:value-type="float">
            <text:p>102.7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14" calcext:value-type="float">
            <text:p>102.6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14" calcext:value-type="float">
            <text:p>102.6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0544" calcext:value-type="float">
            <text:p>102.6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5784" calcext:value-type="float">
            <text:p>102.6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4072" calcext:value-type="float">
            <text:p>102.6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5888" calcext:value-type="float">
            <text:p>102.7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8936" calcext:value-type="float">
            <text:p>102.7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2568" calcext:value-type="float">
            <text:p>102.8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2944" calcext:value-type="float">
            <text:p>102.8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3904" calcext:value-type="float">
            <text:p>102.8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5344" calcext:value-type="float">
            <text:p>102.9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5072" calcext:value-type="float">
            <text:p>103.0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908" calcext:value-type="float">
            <text:p>103.1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7472" calcext:value-type="float">
            <text:p>103.2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0624" calcext:value-type="float">
            <text:p>103.2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5488" calcext:value-type="float">
            <text:p>103.3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8264" calcext:value-type="float">
            <text:p>103.4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5592" calcext:value-type="float">
            <text:p>103.4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1104" calcext:value-type="float">
            <text:p>103.3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768" calcext:value-type="float">
            <text:p>103.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5008" calcext:value-type="float">
            <text:p>103.3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5488" calcext:value-type="float">
            <text:p>103.3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148" calcext:value-type="float">
            <text:p>103.2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3192" calcext:value-type="float">
            <text:p>103.2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7952" calcext:value-type="float">
            <text:p>103.2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1376" calcext:value-type="float">
            <text:p>103.2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6992" calcext:value-type="float">
            <text:p>103.1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9184" calcext:value-type="float">
            <text:p>103.1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3944" calcext:value-type="float">
            <text:p>103.1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8704" calcext:value-type="float">
            <text:p>103.1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0416" calcext:value-type="float">
            <text:p>103.1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2128" calcext:value-type="float">
            <text:p>103.1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1648" calcext:value-type="float">
            <text:p>103.1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9456" calcext:value-type="float">
            <text:p>103.0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9456" calcext:value-type="float">
            <text:p>103.0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812" calcext:value-type="float">
            <text:p>103.0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8976" calcext:value-type="float">
            <text:p>103.0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9456" calcext:value-type="float">
            <text:p>103.0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0312" calcext:value-type="float">
            <text:p>103.0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3256" calcext:value-type="float">
            <text:p>103.0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3632" calcext:value-type="float">
            <text:p>102.9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8872" calcext:value-type="float">
            <text:p>102.9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8872" calcext:value-type="float">
            <text:p>102.9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9352" calcext:value-type="float">
            <text:p>103.0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4488" calcext:value-type="float">
            <text:p>102.9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9728" calcext:value-type="float">
            <text:p>102.9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1064" calcext:value-type="float">
            <text:p>103.0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4488" calcext:value-type="float">
            <text:p>102.9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3152" calcext:value-type="float">
            <text:p>102.9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0584" calcext:value-type="float">
            <text:p>102.9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8768" calcext:value-type="float">
            <text:p>102.9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2672" calcext:value-type="float">
            <text:p>102.9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5344" calcext:value-type="float">
            <text:p>102.9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3152" calcext:value-type="float">
            <text:p>102.9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2776" calcext:value-type="float">
            <text:p>102.9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6096" calcext:value-type="float">
            <text:p>102.8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6576" calcext:value-type="float">
            <text:p>102.9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7912" calcext:value-type="float">
            <text:p>102.9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3528" calcext:value-type="float">
            <text:p>102.9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2672" calcext:value-type="float">
            <text:p>102.9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9728" calcext:value-type="float">
            <text:p>102.9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1816" calcext:value-type="float">
            <text:p>102.9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1816" calcext:value-type="float">
            <text:p>102.9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1816" calcext:value-type="float">
            <text:p>102.9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0104" calcext:value-type="float">
            <text:p>102.9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9144" calcext:value-type="float">
            <text:p>102.8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572" calcext:value-type="float">
            <text:p>102.9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572" calcext:value-type="float">
            <text:p>102.9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7432" calcext:value-type="float">
            <text:p>102.8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524" calcext:value-type="float">
            <text:p>102.8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6952" calcext:value-type="float">
            <text:p>102.8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9144" calcext:value-type="float">
            <text:p>102.8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6576" calcext:value-type="float">
            <text:p>102.9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6952" calcext:value-type="float">
            <text:p>102.8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1232" calcext:value-type="float">
            <text:p>102.8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428" calcext:value-type="float">
            <text:p>102.8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428" calcext:value-type="float">
            <text:p>102.8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7328" calcext:value-type="float">
            <text:p>102.8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8664" calcext:value-type="float">
            <text:p>102.8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524" calcext:value-type="float">
            <text:p>102.8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6-19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8976" calcext:value-type="float">
            <text:p>103.0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288" calcext:value-type="float">
            <text:p>103.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948" calcext:value-type="float">
            <text:p>102.5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9752" calcext:value-type="float">
            <text:p>102.4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756" calcext:value-type="float">
            <text:p>102.3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3176" calcext:value-type="float">
            <text:p>102.3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8624" calcext:value-type="float">
            <text:p>102.5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4616" calcext:value-type="float">
            <text:p>102.4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5096" calcext:value-type="float">
            <text:p>102.4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1568" calcext:value-type="float">
            <text:p>102.4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2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3968" calcext:value-type="float">
            <text:p>102.6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0568" calcext:value-type="float">
            <text:p>102.0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1424" calcext:value-type="float">
            <text:p>102.0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848" calcext:value-type="float">
            <text:p>102.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0672" calcext:value-type="float">
            <text:p>102.1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5432" calcext:value-type="float">
            <text:p>102.1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6768" calcext:value-type="float">
            <text:p>102.1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3616" calcext:value-type="float">
            <text:p>102.0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6184" calcext:value-type="float">
            <text:p>102.0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2008" calcext:value-type="float">
            <text:p>102.1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1152" calcext:value-type="float">
            <text:p>102.1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3344" calcext:value-type="float">
            <text:p>102.1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2112" calcext:value-type="float">
            <text:p>102.2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2864" calcext:value-type="float">
            <text:p>102.1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896" calcext:value-type="float">
            <text:p>102.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2008" calcext:value-type="float">
            <text:p>102.1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0672" calcext:value-type="float">
            <text:p>102.1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7624" calcext:value-type="float">
            <text:p>102.1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2864" calcext:value-type="float">
            <text:p>102.1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5432" calcext:value-type="float">
            <text:p>102.1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1424" calcext:value-type="float">
            <text:p>102.0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1152" calcext:value-type="float">
            <text:p>102.1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9816" calcext:value-type="float">
            <text:p>102.1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992" calcext:value-type="float">
            <text:p>102.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8584" calcext:value-type="float">
            <text:p>102.2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3448" calcext:value-type="float">
            <text:p>102.2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7728" calcext:value-type="float">
            <text:p>102.2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992" calcext:value-type="float">
            <text:p>102.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612" calcext:value-type="float">
            <text:p>102.3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2592" calcext:value-type="float">
            <text:p>102.2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6392" calcext:value-type="float">
            <text:p>102.1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3344" calcext:value-type="float">
            <text:p>102.1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6496" calcext:value-type="float">
            <text:p>102.2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7832" calcext:value-type="float">
            <text:p>102.2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9544" calcext:value-type="float">
            <text:p>102.2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6496" calcext:value-type="float">
            <text:p>102.2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7832" calcext:value-type="float">
            <text:p>102.2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3448" calcext:value-type="float">
            <text:p>102.2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9648" calcext:value-type="float">
            <text:p>102.3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0024" calcext:value-type="float">
            <text:p>102.3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612" calcext:value-type="float">
            <text:p>102.3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5744" calcext:value-type="float">
            <text:p>102.3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9648" calcext:value-type="float">
            <text:p>102.3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9376" calcext:value-type="float">
            <text:p>102.4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1736" calcext:value-type="float">
            <text:p>102.2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4304" calcext:value-type="float">
            <text:p>102.2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6496" calcext:value-type="float">
            <text:p>102.2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4032" calcext:value-type="float">
            <text:p>102.3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0128" calcext:value-type="float">
            <text:p>102.3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8792" calcext:value-type="float">
            <text:p>102.3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2696" calcext:value-type="float">
            <text:p>102.3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2216" calcext:value-type="float">
            <text:p>102.3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2592" calcext:value-type="float">
            <text:p>102.2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5264" calcext:value-type="float">
            <text:p>102.3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3656" calcext:value-type="float">
            <text:p>102.4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0232" calcext:value-type="float">
            <text:p>102.4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756" calcext:value-type="float">
            <text:p>102.3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0128" calcext:value-type="float">
            <text:p>102.3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8416" calcext:value-type="float">
            <text:p>102.3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4032" calcext:value-type="float">
            <text:p>102.3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8896" calcext:value-type="float">
            <text:p>102.4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9" calcext:value-type="float">
            <text:p>102.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2696" calcext:value-type="float">
            <text:p>102.3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66" calcext:value-type="float">
            <text:p>102.3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1944" calcext:value-type="float">
            <text:p>102.4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1088" calcext:value-type="float">
            <text:p>102.4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2424" calcext:value-type="float">
            <text:p>102.4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9376" calcext:value-type="float">
            <text:p>102.4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7664" calcext:value-type="float">
            <text:p>102.4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948" calcext:value-type="float">
            <text:p>102.5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2528" calcext:value-type="float">
            <text:p>102.5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5576" calcext:value-type="float">
            <text:p>102.5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8624" calcext:value-type="float">
            <text:p>102.5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9856" calcext:value-type="float">
            <text:p>102.4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0712" calcext:value-type="float">
            <text:p>102.4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0712" calcext:value-type="float">
            <text:p>102.4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2904" calcext:value-type="float">
            <text:p>102.4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7288" calcext:value-type="float">
            <text:p>102.5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2528" calcext:value-type="float">
            <text:p>102.5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5576" calcext:value-type="float">
            <text:p>102.5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0816" calcext:value-type="float">
            <text:p>102.5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4928" calcext:value-type="float">
            <text:p>102.6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4344" calcext:value-type="float">
            <text:p>102.5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2152" calcext:value-type="float">
            <text:p>102.5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1776" calcext:value-type="float">
            <text:p>102.6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3968" calcext:value-type="float">
            <text:p>102.6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568" calcext:value-type="float">
            <text:p>102.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568" calcext:value-type="float">
            <text:p>102.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1776" calcext:value-type="float">
            <text:p>102.6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7872" calcext:value-type="float">
            <text:p>102.6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0064" calcext:value-type="float">
            <text:p>102.6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0544" calcext:value-type="float">
            <text:p>102.6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7872" calcext:value-type="float">
            <text:p>102.6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4072" calcext:value-type="float">
            <text:p>102.6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8936" calcext:value-type="float">
            <text:p>102.7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9688" calcext:value-type="float">
            <text:p>102.6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7016" calcext:value-type="float">
            <text:p>102.6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4824" calcext:value-type="float">
            <text:p>102.6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8352" calcext:value-type="float">
            <text:p>102.6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3592" calcext:value-type="float">
            <text:p>102.6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6264" calcext:value-type="float">
            <text:p>102.6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0272" calcext:value-type="float">
            <text:p>102.7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1608" calcext:value-type="float">
            <text:p>102.7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1128" calcext:value-type="float">
            <text:p>102.7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284" calcext:value-type="float">
            <text:p>102.7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6368" calcext:value-type="float">
            <text:p>102.7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2944" calcext:value-type="float">
            <text:p>102.8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5136" calcext:value-type="float">
            <text:p>102.8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5616" calcext:value-type="float">
            <text:p>102.8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952" calcext:value-type="float">
            <text:p>102.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3152" calcext:value-type="float">
            <text:p>102.9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4864" calcext:value-type="float">
            <text:p>102.9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9624" calcext:value-type="float">
            <text:p>102.9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1272" calcext:value-type="float">
            <text:p>103.1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9936" calcext:value-type="float">
            <text:p>103.1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6888" calcext:value-type="float">
            <text:p>103.1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1272" calcext:value-type="float">
            <text:p>103.1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6992" calcext:value-type="float">
            <text:p>103.1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7848" calcext:value-type="float">
            <text:p>103.1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6512" calcext:value-type="float">
            <text:p>103.1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6512" calcext:value-type="float">
            <text:p>103.1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8704" calcext:value-type="float">
            <text:p>103.1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8224" calcext:value-type="float">
            <text:p>103.1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0416" calcext:value-type="float">
            <text:p>103.1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86" calcext:value-type="float">
            <text:p>103.0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5072" calcext:value-type="float">
            <text:p>103.0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6784" calcext:value-type="float">
            <text:p>103.0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1168" calcext:value-type="float">
            <text:p>103.0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1648" calcext:value-type="float">
            <text:p>103.1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0792" calcext:value-type="float">
            <text:p>103.1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9456" calcext:value-type="float">
            <text:p>103.0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5552" calcext:value-type="float">
            <text:p>103.0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2984" calcext:value-type="float">
            <text:p>103.1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2128" calcext:value-type="float">
            <text:p>103.1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8-24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1" calcext:value-type="float">
            <text:p>103.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6512" calcext:value-type="float">
            <text:p>103.1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184" calcext:value-type="float">
            <text:p>102.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032" calcext:value-type="float">
            <text:p>101.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168" calcext:value-type="float">
            <text:p>101.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624" calcext:value-type="float">
            <text:p>99.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756" calcext:value-type="float">
            <text:p>98.5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02-25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5496" calcext:value-type="float">
            <text:p>98.0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1072" calcext:value-type="float">
            <text:p>97.7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1928" calcext:value-type="float">
            <text:p>97.7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2784" calcext:value-type="float">
            <text:p>97.7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6688" calcext:value-type="float">
            <text:p>97.7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4496" calcext:value-type="float">
            <text:p>97.6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5352" calcext:value-type="float">
            <text:p>97.6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6208" calcext:value-type="float">
            <text:p>97.6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6208" calcext:value-type="float">
            <text:p>97.6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5352" calcext:value-type="float">
            <text:p>97.6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97544" calcext:value-type="float">
            <text:p>97.6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304" calcext:value-type="float">
            <text:p>97.6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0112" calcext:value-type="float">
            <text:p>97.6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792" calcext:value-type="float">
            <text:p>97.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1824" calcext:value-type="float">
            <text:p>97.6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4016" calcext:value-type="float">
            <text:p>97.6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54872" calcext:value-type="float">
            <text:p>97.6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5728" calcext:value-type="float">
            <text:p>97.6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6584" calcext:value-type="float">
            <text:p>97.6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24392" calcext:value-type="float">
            <text:p>97.6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6104" calcext:value-type="float">
            <text:p>97.6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0864" calcext:value-type="float">
            <text:p>97.5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7816" calcext:value-type="float">
            <text:p>97.5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78672" calcext:value-type="float">
            <text:p>97.5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0384" calcext:value-type="float">
            <text:p>97.5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0384" calcext:value-type="float">
            <text:p>97.5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4288" calcext:value-type="float">
            <text:p>97.5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124" calcext:value-type="float">
            <text:p>97.5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6856" calcext:value-type="float">
            <text:p>97.5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3808" calcext:value-type="float">
            <text:p>97.5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3808" calcext:value-type="float">
            <text:p>97.5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6856" calcext:value-type="float">
            <text:p>97.5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3808" calcext:value-type="float">
            <text:p>97.5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1616" calcext:value-type="float">
            <text:p>97.5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2472" calcext:value-type="float">
            <text:p>97.5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3328" calcext:value-type="float">
            <text:p>97.4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3328" calcext:value-type="float">
            <text:p>97.4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028" calcext:value-type="float">
            <text:p>97.4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1136" calcext:value-type="float">
            <text:p>97.4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1992" calcext:value-type="float">
            <text:p>97.4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5896" calcext:value-type="float">
            <text:p>97.4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0656" calcext:value-type="float">
            <text:p>97.4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0656" calcext:value-type="float">
            <text:p>97.4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5416" calcext:value-type="float">
            <text:p>97.4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8464" calcext:value-type="float">
            <text:p>97.4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7608" calcext:value-type="float">
            <text:p>97.4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368" calcext:value-type="float">
            <text:p>97.4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6272" calcext:value-type="float">
            <text:p>97.4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0176" calcext:value-type="float">
            <text:p>97.4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3224" calcext:value-type="float">
            <text:p>97.4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9884" calcext:value-type="float">
            <text:p>97.3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6648" calcext:value-type="float">
            <text:p>97.3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4456" calcext:value-type="float">
            <text:p>97.3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2264" calcext:value-type="float">
            <text:p>97.3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2264" calcext:value-type="float">
            <text:p>97.3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5312" calcext:value-type="float">
            <text:p>97.3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0072" calcext:value-type="float">
            <text:p>97.3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024" calcext:value-type="float">
            <text:p>97.3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0928" calcext:value-type="float">
            <text:p>97.3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1784" calcext:value-type="float">
            <text:p>97.3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8736" calcext:value-type="float">
            <text:p>97.3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1784" calcext:value-type="float">
            <text:p>97.3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4832" calcext:value-type="float">
            <text:p>97.3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4832" calcext:value-type="float">
            <text:p>97.3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788" calcext:value-type="float">
            <text:p>97.3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4832" calcext:value-type="float">
            <text:p>97.3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8736" calcext:value-type="float">
            <text:p>97.3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1784" calcext:value-type="float">
            <text:p>97.3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3976" calcext:value-type="float">
            <text:p>97.3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34832" calcext:value-type="float">
            <text:p>97.3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5688" calcext:value-type="float">
            <text:p>97.3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25688" calcext:value-type="float">
            <text:p>97.3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3496" calcext:value-type="float">
            <text:p>97.3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1304" calcext:value-type="float">
            <text:p>97.3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8256" calcext:value-type="float">
            <text:p>97.2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1304" calcext:value-type="float">
            <text:p>97.3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1304" calcext:value-type="float">
            <text:p>97.3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3496" calcext:value-type="float">
            <text:p>97.3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6544" calcext:value-type="float">
            <text:p>97.3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3496" calcext:value-type="float">
            <text:p>97.3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9112" calcext:value-type="float">
            <text:p>97.2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9112" calcext:value-type="float">
            <text:p>97.2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1304" calcext:value-type="float">
            <text:p>97.3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4352" calcext:value-type="float">
            <text:p>97.3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74" calcext:value-type="float">
            <text:p>97.3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3016" calcext:value-type="float">
            <text:p>97.2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3016" calcext:value-type="float">
            <text:p>97.2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3016" calcext:value-type="float">
            <text:p>97.2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6816" calcext:value-type="float">
            <text:p>97.2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5856" calcext:value-type="float">
            <text:p>97.1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1472" calcext:value-type="float">
            <text:p>97.1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7088" calcext:value-type="float">
            <text:p>97.0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896" calcext:value-type="float">
            <text:p>97.0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9656" calcext:value-type="float">
            <text:p>97.0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54416" calcext:value-type="float">
            <text:p>97.0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6128" calcext:value-type="float">
            <text:p>97.0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5648" calcext:value-type="float">
            <text:p>97.0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9552" calcext:value-type="float">
            <text:p>96.9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4312" calcext:value-type="float">
            <text:p>96.9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1264" calcext:value-type="float">
            <text:p>96.9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1264" calcext:value-type="float">
            <text:p>96.9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1264" calcext:value-type="float">
            <text:p>96.9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8216" calcext:value-type="float">
            <text:p>96.9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5168" calcext:value-type="float">
            <text:p>96.9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212" calcext:value-type="float">
            <text:p>96.9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6024" calcext:value-type="float">
            <text:p>96.9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688" calcext:value-type="float">
            <text:p>96.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59928" calcext:value-type="float">
            <text:p>96.9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66024" calcext:value-type="float">
            <text:p>96.9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8216" calcext:value-type="float">
            <text:p>96.9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0408" calcext:value-type="float">
            <text:p>96.9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9552" calcext:value-type="float">
            <text:p>96.9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4792" calcext:value-type="float">
            <text:p>97.0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0032" calcext:value-type="float">
            <text:p>97.0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2704" calcext:value-type="float">
            <text:p>97.0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0992" calcext:value-type="float">
            <text:p>97.0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5376" calcext:value-type="float">
            <text:p>97.1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2808" calcext:value-type="float">
            <text:p>97.1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1096" calcext:value-type="float">
            <text:p>97.1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5" calcext:value-type="float">
            <text:p>97.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58048" calcext:value-type="float">
            <text:p>97.1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64144" calcext:value-type="float">
            <text:p>97.1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3288" calcext:value-type="float">
            <text:p>97.1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8528" calcext:value-type="float">
            <text:p>97.1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6816" calcext:value-type="float">
            <text:p>97.2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19008" calcext:value-type="float">
            <text:p>97.2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7296" calcext:value-type="float">
            <text:p>97.2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5584" calcext:value-type="float">
            <text:p>97.2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3872" calcext:value-type="float">
            <text:p>97.2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3872" calcext:value-type="float">
            <text:p>97.2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9592" calcext:value-type="float">
            <text:p>97.3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0928" calcext:value-type="float">
            <text:p>97.3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2264" calcext:value-type="float">
            <text:p>97.3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4936" calcext:value-type="float">
            <text:p>97.4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97088" calcext:value-type="float">
            <text:p>97.0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7528" calcext:value-type="float">
            <text:p>96.8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3728" calcext:value-type="float">
            <text:p>96.8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4688" calcext:value-type="float">
            <text:p>96.9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1536" calcext:value-type="float">
            <text:p>96.8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4544" calcext:value-type="float">
            <text:p>96.5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112" calcext:value-type="float">
            <text:p>96.1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816" calcext:value-type="float">
            <text:p>95.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8808" calcext:value-type="float">
            <text:p>95.6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3672" calcext:value-type="float">
            <text:p>95.6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5488" calcext:value-type="float">
            <text:p>95.7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2544" calcext:value-type="float">
            <text:p>95.7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1312" calcext:value-type="float">
            <text:p>95.8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4256" calcext:value-type="float">
            <text:p>95.7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5112" calcext:value-type="float">
            <text:p>95.7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8704" calcext:value-type="float">
            <text:p>95.5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048" calcext:value-type="float">
            <text:p>95.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2192" calcext:value-type="float">
            <text:p>95.2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188" calcext:value-type="float">
            <text:p>95.0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208" calcext:value-type="float">
            <text:p>95.0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7976" calcext:value-type="float">
            <text:p>95.0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5224" calcext:value-type="float">
            <text:p>94.3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3408" calcext:value-type="float">
            <text:p>94.3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1968" calcext:value-type="float">
            <text:p>94.2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6248" calcext:value-type="float">
            <text:p>94.1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5664" calcext:value-type="float">
            <text:p>94.0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3368" calcext:value-type="float">
            <text:p>94.0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1552" calcext:value-type="float">
            <text:p>93.9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2784" calcext:value-type="float">
            <text:p>93.9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4872" calcext:value-type="float">
            <text:p>93.8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62576" calcext:value-type="float">
            <text:p>93.7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8192" calcext:value-type="float">
            <text:p>93.7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6752" calcext:value-type="float">
            <text:p>93.6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7128" calcext:value-type="float">
            <text:p>93.6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836" calcext:value-type="float">
            <text:p>93.5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3976" calcext:value-type="float">
            <text:p>93.5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5688" calcext:value-type="float">
            <text:p>93.5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456" calcext:value-type="float">
            <text:p>93.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2536" calcext:value-type="float">
            <text:p>93.4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0344" calcext:value-type="float">
            <text:p>93.4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3392" calcext:value-type="float">
            <text:p>93.4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8048" calcext:value-type="float">
            <text:p>93.3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1744" calcext:value-type="float">
            <text:p>93.2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4312" calcext:value-type="float">
            <text:p>93.1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8968" calcext:value-type="float">
            <text:p>93.0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32936" calcext:value-type="float">
            <text:p>92.8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4544" calcext:value-type="float">
            <text:p>92.7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872" calcext:value-type="float">
            <text:p>92.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6424" calcext:value-type="float">
            <text:p>92.5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9848" calcext:value-type="float">
            <text:p>92.5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584" calcext:value-type="float">
            <text:p>92.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0976" calcext:value-type="float">
            <text:p>92.3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7824" calcext:value-type="float">
            <text:p>92.3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2" calcext:value-type="float">
            <text:p>92.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536" calcext:value-type="float">
            <text:p>92.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5528" calcext:value-type="float">
            <text:p>92.2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0392" calcext:value-type="float">
            <text:p>92.2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5464" calcext:value-type="float">
            <text:p>92.4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7488" calcext:value-type="float">
            <text:p>92.6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8456" calcext:value-type="float">
            <text:p>95.0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852" calcext:value-type="float">
            <text:p>94.8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9064" calcext:value-type="float">
            <text:p>94.6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656" calcext:value-type="float">
            <text:p>94.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748" calcext:value-type="float">
            <text:p>94.1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8776" calcext:value-type="float">
            <text:p>93.8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2952" calcext:value-type="float">
            <text:p>93.7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8152" calcext:value-type="float">
            <text:p>93.4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168" calcext:value-type="float">
            <text:p>93.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7592" calcext:value-type="float">
            <text:p>92.7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0536" calcext:value-type="float">
            <text:p>92.6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9576" calcext:value-type="float">
            <text:p>92.6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18992" calcext:value-type="float">
            <text:p>92.5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4128" calcext:value-type="float">
            <text:p>92.4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2416" calcext:value-type="float">
            <text:p>92.4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4944" calcext:value-type="float">
            <text:p>92.1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624" calcext:value-type="float">
            <text:p>91.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004" calcext:value-type="float">
            <text:p>91.7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5656" calcext:value-type="float">
            <text:p>91.7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2984" calcext:value-type="float">
            <text:p>91.6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86" calcext:value-type="float">
            <text:p>91.6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72" calcext:value-type="float">
            <text:p>91.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4968" calcext:value-type="float">
            <text:p>91.5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2152" calcext:value-type="float">
            <text:p>91.1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472" calcext:value-type="float">
            <text:p>91.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468" calcext:value-type="float">
            <text:p>90.7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4848" calcext:value-type="float">
            <text:p>90.6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988" calcext:value-type="float">
            <text:p>90.4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6352" calcext:value-type="float">
            <text:p>90.4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2992" calcext:value-type="float">
            <text:p>90.2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2-1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2808" calcext:value-type="float">
            <text:p>89.5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4312" calcext:value-type="float">
            <text:p>89.3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776" calcext:value-type="float">
            <text:p>89.2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3728" calcext:value-type="float">
            <text:p>89.2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0096" calcext:value-type="float">
            <text:p>89.1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9872" calcext:value-type="float">
            <text:p>88.1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0248" calcext:value-type="float">
            <text:p>88.0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7096" calcext:value-type="float">
            <text:p>88.0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956" calcext:value-type="float">
            <text:p>87.9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6888" calcext:value-type="float">
            <text:p>87.8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9456" calcext:value-type="float">
            <text:p>87.8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9832" calcext:value-type="float">
            <text:p>87.8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6784" calcext:value-type="float">
            <text:p>87.8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9704" calcext:value-type="float">
            <text:p>88.3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58" calcext:value-type="float">
            <text:p>88.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3608" calcext:value-type="float">
            <text:p>88.3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6552" calcext:value-type="float">
            <text:p>88.2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8264" calcext:value-type="float">
            <text:p>88.2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9976" calcext:value-type="float">
            <text:p>88.1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4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2064" calcext:value-type="float">
            <text:p>88.1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5424" calcext:value-type="float">
            <text:p>88.3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628" calcext:value-type="float">
            <text:p>88.3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1896" calcext:value-type="float">
            <text:p>88.3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3232" calcext:value-type="float">
            <text:p>88.3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4568" calcext:value-type="float">
            <text:p>88.3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3-0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6072" calcext:value-type="float">
            <text:p>88.2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8472" calcext:value-type="float">
            <text:p>88.3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6008" calcext:value-type="float">
            <text:p>88.4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5152" calcext:value-type="float">
            <text:p>88.4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5632" calcext:value-type="float">
            <text:p>88.4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4584" calcext:value-type="float">
            <text:p>89.2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4416" calcext:value-type="float">
            <text:p>89.4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368" calcext:value-type="float">
            <text:p>90.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8312" calcext:value-type="float">
            <text:p>90.8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9352" calcext:value-type="float">
            <text:p>91.5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3416" calcext:value-type="float">
            <text:p>92.8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2112" calcext:value-type="float">
            <text:p>94.6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2056" calcext:value-type="float">
            <text:p>97.2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4584" calcext:value-type="float">
            <text:p>100.6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8048" calcext:value-type="float">
            <text:p>100.9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3328" calcext:value-type="float">
            <text:p>101.3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748" calcext:value-type="float">
            <text:p>101.7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1944" calcext:value-type="float">
            <text:p>102.4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668" calcext:value-type="float">
            <text:p>102.9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052" calcext:value-type="float">
            <text:p>103.2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1896" calcext:value-type="float">
            <text:p>103.5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8784" calcext:value-type="float">
            <text:p>103.8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964" calcext:value-type="float">
            <text:p>103.7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0016" calcext:value-type="float">
            <text:p>103.7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868" calcext:value-type="float">
            <text:p>103.7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0392" calcext:value-type="float">
            <text:p>103.7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5152" calcext:value-type="float">
            <text:p>103.7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5528" calcext:value-type="float">
            <text:p>103.6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5904" calcext:value-type="float">
            <text:p>103.6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5904" calcext:value-type="float">
            <text:p>103.6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9808" calcext:value-type="float">
            <text:p>103.6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4944" calcext:value-type="float">
            <text:p>103.5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484" calcext:value-type="float">
            <text:p>103.4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1312" calcext:value-type="float">
            <text:p>103.4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7408" calcext:value-type="float">
            <text:p>103.4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4256" calcext:value-type="float">
            <text:p>103.3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6448" calcext:value-type="float">
            <text:p>103.4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292" calcext:value-type="float">
            <text:p>103.3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9392" calcext:value-type="float">
            <text:p>103.3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5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8912" calcext:value-type="float">
            <text:p>103.3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672" calcext:value-type="float">
            <text:p>103.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2336" calcext:value-type="float">
            <text:p>103.2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2712" calcext:value-type="float">
            <text:p>103.2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4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2712" calcext:value-type="float">
            <text:p>103.2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8328" calcext:value-type="float">
            <text:p>103.2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4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3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5656" calcext:value-type="float">
            <text:p>103.1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956" calcext:value-type="float">
            <text:p>103.1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2504" calcext:value-type="float">
            <text:p>103.0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5552" calcext:value-type="float">
            <text:p>103.0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336" calcext:value-type="float">
            <text:p>103.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2-1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908" calcext:value-type="float">
            <text:p>103.1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0208" calcext:value-type="float">
            <text:p>103.0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4112" calcext:value-type="float">
            <text:p>103.0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2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1064" calcext:value-type="float">
            <text:p>103.0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8768" calcext:value-type="float">
            <text:p>102.9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1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4864" calcext:value-type="float">
            <text:p>102.9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1572" calcext:value-type="float">
            <text:p>102.9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4384" calcext:value-type="float">
            <text:p>102.8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1816" calcext:value-type="float">
            <text:p>102.9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3904" calcext:value-type="float">
            <text:p>102.8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7808" calcext:value-type="float">
            <text:p>102.8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7808" calcext:value-type="float">
            <text:p>102.8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6096" calcext:value-type="float">
            <text:p>102.8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1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5616" calcext:value-type="float">
            <text:p>102.8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5616" calcext:value-type="float">
            <text:p>102.8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8184" calcext:value-type="float">
            <text:p>102.8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428" calcext:value-type="float">
            <text:p>102.8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11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6848" calcext:value-type="float">
            <text:p>102.7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6848" calcext:value-type="float">
            <text:p>102.7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284" calcext:value-type="float">
            <text:p>102.7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10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5032" calcext:value-type="float">
            <text:p>102.7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9416" calcext:value-type="float">
            <text:p>102.7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10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8936" calcext:value-type="float">
            <text:p>102.7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5888" calcext:value-type="float">
            <text:p>102.7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6368" calcext:value-type="float">
            <text:p>102.7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1984" calcext:value-type="float">
            <text:p>102.7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5032" calcext:value-type="float">
            <text:p>102.7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9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712" calcext:value-type="float">
            <text:p>102.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5576" calcext:value-type="float">
            <text:p>102.5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6432" calcext:value-type="float">
            <text:p>102.5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1192" calcext:value-type="float">
            <text:p>102.5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424" calcext:value-type="float">
            <text:p>102.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72" calcext:value-type="float">
            <text:p>102.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0336" calcext:value-type="float">
            <text:p>102.5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5576" calcext:value-type="float">
            <text:p>102.5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3008" calcext:value-type="float">
            <text:p>102.5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1296" calcext:value-type="float">
            <text:p>102.5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3488" calcext:value-type="float">
            <text:p>102.5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7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3968" calcext:value-type="float">
            <text:p>102.6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5784" calcext:value-type="float">
            <text:p>102.6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7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5408" calcext:value-type="float">
            <text:p>102.7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236" calcext:value-type="float">
            <text:p>102.7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6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664" calcext:value-type="float">
            <text:p>102.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4448" calcext:value-type="float">
            <text:p>102.6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3968" calcext:value-type="float">
            <text:p>102.6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6536" calcext:value-type="float">
            <text:p>102.5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2152" calcext:value-type="float">
            <text:p>102.5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948" calcext:value-type="float">
            <text:p>102.5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0336" calcext:value-type="float">
            <text:p>102.5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0336" calcext:value-type="float">
            <text:p>102.5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5472" calcext:value-type="float">
            <text:p>102.4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1944" calcext:value-type="float">
            <text:p>102.4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3176" calcext:value-type="float">
            <text:p>102.3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6704" calcext:value-type="float">
            <text:p>102.4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5368" calcext:value-type="float">
            <text:p>102.3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7936" calcext:value-type="float">
            <text:p>102.3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7456" calcext:value-type="float">
            <text:p>102.3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7456" calcext:value-type="float">
            <text:p>102.3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8312" calcext:value-type="float">
            <text:p>102.3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3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6976" calcext:value-type="float">
            <text:p>102.2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3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1256" calcext:value-type="float">
            <text:p>102.2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6392" calcext:value-type="float">
            <text:p>102.1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5056" calcext:value-type="float">
            <text:p>102.1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6768" calcext:value-type="float">
            <text:p>102.1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4096" calcext:value-type="float">
            <text:p>102.1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2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7624" calcext:value-type="float">
            <text:p>102.1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7624" calcext:value-type="float">
            <text:p>102.1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1048" calcext:value-type="float">
            <text:p>102.1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2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4952" calcext:value-type="float">
            <text:p>102.1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2-0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6664" calcext:value-type="float">
            <text:p>102.0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5328" calcext:value-type="float">
            <text:p>102.0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6288" calcext:value-type="float">
            <text:p>102.1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5808" calcext:value-type="float">
            <text:p>102.0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3136" calcext:value-type="float">
            <text:p>102.0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5704" calcext:value-type="float">
            <text:p>102.0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12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8272" calcext:value-type="float">
            <text:p>101.9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2656" calcext:value-type="float">
            <text:p>102.0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084" calcext:value-type="float">
            <text:p>101.9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2176" calcext:value-type="float">
            <text:p>101.9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12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1696" calcext:value-type="float">
            <text:p>101.9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7416" calcext:value-type="float">
            <text:p>102.0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9608" calcext:value-type="float">
            <text:p>102.0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1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4744" calcext:value-type="float">
            <text:p>101.9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11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6456" calcext:value-type="float">
            <text:p>101.9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4744" calcext:value-type="float">
            <text:p>101.9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6456" calcext:value-type="float">
            <text:p>101.9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9504" calcext:value-type="float">
            <text:p>101.9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9504" calcext:value-type="float">
            <text:p>101.9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7312" calcext:value-type="float">
            <text:p>101.9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10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9504" calcext:value-type="float">
            <text:p>101.9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7312" calcext:value-type="float">
            <text:p>101.9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2072" calcext:value-type="float">
            <text:p>101.9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2552" calcext:value-type="float">
            <text:p>101.9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6832" calcext:value-type="float">
            <text:p>101.9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94" calcext:value-type="float">
            <text:p>101.8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1968" calcext:value-type="float">
            <text:p>101.8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2824" calcext:value-type="float">
            <text:p>101.8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9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9776" calcext:value-type="float">
            <text:p>101.8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9776" calcext:value-type="float">
            <text:p>101.8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9296" calcext:value-type="float">
            <text:p>101.8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4912" calcext:value-type="float">
            <text:p>101.7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0528" calcext:value-type="float">
            <text:p>101.7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3096" calcext:value-type="float">
            <text:p>101.7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0424" calcext:value-type="float">
            <text:p>101.6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3848" calcext:value-type="float">
            <text:p>101.6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4344" calcext:value-type="float">
            <text:p>102.5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7016" calcext:value-type="float">
            <text:p>102.6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5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3488" calcext:value-type="float">
            <text:p>102.5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4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9688" calcext:value-type="float">
            <text:p>102.6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4448" calcext:value-type="float">
            <text:p>102.6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0544" calcext:value-type="float">
            <text:p>102.6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0544" calcext:value-type="float">
            <text:p>102.6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4824" calcext:value-type="float">
            <text:p>102.6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5304" calcext:value-type="float">
            <text:p>102.6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3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1776" calcext:value-type="float">
            <text:p>102.6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5784" calcext:value-type="float">
            <text:p>102.6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3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188" calcext:value-type="float">
            <text:p>102.6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9208" calcext:value-type="float">
            <text:p>102.6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7872" calcext:value-type="float">
            <text:p>102.6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7016" calcext:value-type="float">
            <text:p>102.6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4824" calcext:value-type="float">
            <text:p>102.6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2152" calcext:value-type="float">
            <text:p>102.5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2-0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8728" calcext:value-type="float">
            <text:p>102.5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6536" calcext:value-type="float">
            <text:p>102.5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4824" calcext:value-type="float">
            <text:p>102.6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7872" calcext:value-type="float">
            <text:p>102.6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568" calcext:value-type="float">
            <text:p>102.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7016" calcext:value-type="float">
            <text:p>102.6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7392" calcext:value-type="float">
            <text:p>102.5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9208" calcext:value-type="float">
            <text:p>102.6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3592" calcext:value-type="float">
            <text:p>102.6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8728" calcext:value-type="float">
            <text:p>102.5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188" calcext:value-type="float">
            <text:p>102.6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3968" calcext:value-type="float">
            <text:p>102.6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7392" calcext:value-type="float">
            <text:p>102.5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0064" calcext:value-type="float">
            <text:p>102.6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7496" calcext:value-type="float">
            <text:p>102.6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3112" calcext:value-type="float">
            <text:p>102.6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0544" calcext:value-type="float">
            <text:p>102.6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90168" calcext:value-type="float">
            <text:p>102.6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5408" calcext:value-type="float">
            <text:p>102.7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7976" calcext:value-type="float">
            <text:p>102.6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5304" calcext:value-type="float">
            <text:p>102.6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14" calcext:value-type="float">
            <text:p>102.6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2256" calcext:value-type="float">
            <text:p>102.6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1776" calcext:value-type="float">
            <text:p>102.6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6056" calcext:value-type="float">
            <text:p>102.5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7768" calcext:value-type="float">
            <text:p>102.5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5096" calcext:value-type="float">
            <text:p>102.4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4616" calcext:value-type="float">
            <text:p>102.4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4992" calcext:value-type="float">
            <text:p>102.4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8792" calcext:value-type="float">
            <text:p>102.3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0024" calcext:value-type="float">
            <text:p>102.3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8688" calcext:value-type="float">
            <text:p>102.2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8584" calcext:value-type="float">
            <text:p>102.2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896" calcext:value-type="float">
            <text:p>102.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4576" calcext:value-type="float">
            <text:p>102.1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5808" calcext:value-type="float">
            <text:p>102.0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5808" calcext:value-type="float">
            <text:p>102.0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3136" calcext:value-type="float">
            <text:p>102.0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318" calcext:value-type="float">
            <text:p>102.0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9232" calcext:value-type="float">
            <text:p>102.0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0568" calcext:value-type="float">
            <text:p>102.0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324" calcext:value-type="float">
            <text:p>102.1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9168" calcext:value-type="float">
            <text:p>102.3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328" calcext:value-type="float">
            <text:p>102.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664" calcext:value-type="float">
            <text:p>102.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0792" calcext:value-type="float">
            <text:p>103.1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768" calcext:value-type="float">
            <text:p>103.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5528" calcext:value-type="float">
            <text:p>103.6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8576" calcext:value-type="float">
            <text:p>103.6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0288" calcext:value-type="float">
            <text:p>103.6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8576" calcext:value-type="float">
            <text:p>103.6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4192" calcext:value-type="float">
            <text:p>103.6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6384" calcext:value-type="float">
            <text:p>103.6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8952" calcext:value-type="float">
            <text:p>103.6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6384" calcext:value-type="float">
            <text:p>103.6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9808" calcext:value-type="float">
            <text:p>103.6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5048" calcext:value-type="float">
            <text:p>103.6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676" calcext:value-type="float">
            <text:p>103.6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676" calcext:value-type="float">
            <text:p>103.6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3712" calcext:value-type="float">
            <text:p>103.6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4568" calcext:value-type="float">
            <text:p>103.6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4192" calcext:value-type="float">
            <text:p>103.6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676" calcext:value-type="float">
            <text:p>103.6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5048" calcext:value-type="float">
            <text:p>103.6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1144" calcext:value-type="float">
            <text:p>103.6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8952" calcext:value-type="float">
            <text:p>103.6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772" calcext:value-type="float">
            <text:p>103.6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7344" calcext:value-type="float">
            <text:p>103.7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3816" calcext:value-type="float">
            <text:p>103.6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1144" calcext:value-type="float">
            <text:p>103.6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4672" calcext:value-type="float">
            <text:p>103.6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9432" calcext:value-type="float">
            <text:p>103.6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8576" calcext:value-type="float">
            <text:p>103.6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676" calcext:value-type="float">
            <text:p>103.6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7616" calcext:value-type="float">
            <text:p>103.6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676" calcext:value-type="float">
            <text:p>103.6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1144" calcext:value-type="float">
            <text:p>103.6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4672" calcext:value-type="float">
            <text:p>103.6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724" calcext:value-type="float">
            <text:p>103.6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6384" calcext:value-type="float">
            <text:p>103.6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6864" calcext:value-type="float">
            <text:p>103.6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4192" calcext:value-type="float">
            <text:p>103.6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3816" calcext:value-type="float">
            <text:p>103.6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7992" calcext:value-type="float">
            <text:p>103.5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3608" calcext:value-type="float">
            <text:p>103.5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3504" calcext:value-type="float">
            <text:p>103.4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5592" calcext:value-type="float">
            <text:p>103.4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5008" calcext:value-type="float">
            <text:p>103.3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2336" calcext:value-type="float">
            <text:p>103.2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1856" calcext:value-type="float">
            <text:p>103.2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9288" calcext:value-type="float">
            <text:p>103.2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4904" calcext:value-type="float">
            <text:p>103.2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7952" calcext:value-type="float">
            <text:p>103.2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148" calcext:value-type="float">
            <text:p>103.2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3776" calcext:value-type="float">
            <text:p>103.3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0832" calcext:value-type="float">
            <text:p>103.4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2208" calcext:value-type="float">
            <text:p>103.7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2208" calcext:value-type="float">
            <text:p>103.7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7824" calcext:value-type="float">
            <text:p>103.7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6488" calcext:value-type="float">
            <text:p>103.7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7824" calcext:value-type="float">
            <text:p>103.7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868" calcext:value-type="float">
            <text:p>103.7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7824" calcext:value-type="float">
            <text:p>103.7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344" calcext:value-type="float">
            <text:p>103.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2208" calcext:value-type="float">
            <text:p>103.7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8304" calcext:value-type="float">
            <text:p>103.7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7824" calcext:value-type="float">
            <text:p>103.7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5256" calcext:value-type="float">
            <text:p>103.7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0976" calcext:value-type="float">
            <text:p>103.8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6488" calcext:value-type="float">
            <text:p>103.7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2208" calcext:value-type="float">
            <text:p>103.7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8304" calcext:value-type="float">
            <text:p>103.7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0768" calcext:value-type="float">
            <text:p>103.6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6864" calcext:value-type="float">
            <text:p>103.6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2856" calcext:value-type="float">
            <text:p>103.6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8848" calcext:value-type="float">
            <text:p>103.5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7032" calcext:value-type="float">
            <text:p>103.5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1312" calcext:value-type="float">
            <text:p>103.4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816" calcext:value-type="float">
            <text:p>103.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6824" calcext:value-type="float">
            <text:p>103.3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6344" calcext:value-type="float">
            <text:p>103.3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1856" calcext:value-type="float">
            <text:p>103.2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8328" calcext:value-type="float">
            <text:p>103.2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8328" calcext:value-type="float">
            <text:p>103.2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48" calcext:value-type="float">
            <text:p>103.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7848" calcext:value-type="float">
            <text:p>103.1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5552" calcext:value-type="float">
            <text:p>103.0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2504" calcext:value-type="float">
            <text:p>103.0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5072" calcext:value-type="float">
            <text:p>103.0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288" calcext:value-type="float">
            <text:p>103.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6784" calcext:value-type="float">
            <text:p>103.0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5072" calcext:value-type="float">
            <text:p>103.0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5072" calcext:value-type="float">
            <text:p>103.0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2504" calcext:value-type="float">
            <text:p>103.0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5072" calcext:value-type="float">
            <text:p>103.0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096" calcext:value-type="float">
            <text:p>102.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224" calcext:value-type="float">
            <text:p>101.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08" calcext:value-type="float">
            <text:p>101.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696" calcext:value-type="float">
            <text:p>101.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88" calcext:value-type="float">
            <text:p>100.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184" calcext:value-type="float">
            <text:p>98.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0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0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824" calcext:value-type="float">
            <text:p>96.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0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0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512" calcext:value-type="float">
            <text:p>94.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232" calcext:value-type="float">
            <text:p>98.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3936" calcext:value-type="float">
            <text:p>100.8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9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72" calcext:value-type="float">
            <text:p>91.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7016" calcext:value-type="float">
            <text:p>94.9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96" calcext:value-type="float">
            <text:p>95.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8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832" calcext:value-type="float">
            <text:p>93.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8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8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356" calcext:value-type="float">
            <text:p>100.8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8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808" calcext:value-type="float">
            <text:p>102.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8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556" calcext:value-type="float">
            <text:p>94.0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7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7896" calcext:value-type="float">
            <text:p>90.6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7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7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384" calcext:value-type="float">
            <text:p>87.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76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7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7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7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576" calcext:value-type="float">
            <text:p>99.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7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2064" calcext:value-type="float">
            <text:p>103.3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7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128" calcext:value-type="float">
            <text:p>107.7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6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676" calcext:value-type="float">
            <text:p>107.4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6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128" calcext:value-type="float">
            <text:p>105.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6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6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0896" calcext:value-type="float">
            <text:p>106.9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6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9704" calcext:value-type="float">
            <text:p>107.3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6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8144" calcext:value-type="float">
            <text:p>106.3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6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9128" calcext:value-type="float">
            <text:p>105.7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6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944" calcext:value-type="float">
            <text:p>106.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6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096" calcext:value-type="float">
            <text:p>106.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5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9504" calcext:value-type="float">
            <text:p>105.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2807</text:p>
          </table:table-cell>
          <table:table-cell office:value-type="string" calcext:value-type="string">
            <text:p>Moore Ranch Quad</text:p>
          </table:table-cell>
          <table:table-cell office:value-type="string" calcext:value-type="string">
            <text:p>195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456" calcext:value-type="float">
            <text:p>105.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508" meta:object-count="0"/>
    <meta:user-defined meta:name="AppVersion">3.0</meta:user-defined>
  </office:meta>
</office:document-meta>
</file>